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left">
      <style:text-properties fo:font-size="10pt" style:font-size-asian="10pt" style:font-size-complex="10pt"/>
    </style:style>
    <style:style style:name="P2" style:family="paragraph" style:parent-style-name="Title" style:master-page-name="Standard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le</text:p>
      <text:p text:style-name="p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 style:master-page-name="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p" style:class="chapter" style:master-page-name="">
      <style:paragraph-properties fo:margin-top="0cm" fo:margin-bottom="0.42cm" fo:text-align="start" style:justify-single-word="false" fo:break-before="page"/>
      <style:text-properties style:font-name="Helvetica Narrow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>
      <style:paragraph-properties fo:margin-left="0%" fo:margin-right="0cm" fo:margin-top="0.42cm" fo:margin-bottom="0cm" fo:text-align="start" style:justify-single-word="false" fo:text-indent="0cm" style:auto-text-indent="false"/>
      <style:text-properties style:font-name="Times New Roman" fo:font-size="11pt"/>
    </style:style>
    <style:style style:name="h1" style:family="paragraph" style:parent-style-name="p" style:next-style-name="p">
      <style:paragraph-properties fo:margin-top="0.921cm" fo:margin-bottom="0.349cm" fo:keep-with-next="always"/>
      <style:text-properties style:font-name="Helvetica-Narrow" fo:font-size="18pt"/>
    </style:style>
    <style:style style:name="bq1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n" style:family="paragraph" style:parent-style-name="li1p" style:list-style-name="li1n">
      <style:paragraph-properties fo:margin-left="0%" fo:margin-right="0cm" fo:margin-top="0.21cm" fo:margin-bottom="0cm" fo:text-indent="0cm" style:auto-text-indent="false"/>
    </style:style>
    <style:style style:name="li1b" style:family="paragraph" style:parent-style-name="li1p" style:list-style-name="li1b">
      <style:paragraph-properties fo:margin-left="0%" fo:margin-right="0cm" fo:margin-top="0.21cm" fo:margin-bottom="0cm" fo:text-indent="0cm" style:auto-text-indent="false"/>
    </style:style>
    <style:style style:name="h1n" style:family="paragraph" style:parent-style-name="h1" style:next-style-name="p" style:default-outline-level="2"/>
    <style:style style:name="li2p" style:family="paragraph" style:parent-style-name="li1p">
      <style:paragraph-properties fo:margin-left="20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n" style:family="paragraph" style:parent-style-name="li2p" style:list-style-name="li2n">
      <style:paragraph-properties fo:margin-left="50%" fo:margin-right="0cm" fo:margin-top="0.21cm" fo:margin-bottom="0cm" fo:text-indent="0cm" style:auto-text-indent="false"/>
    </style:style>
    <style:style style:name="li2b" style:family="paragraph" style:parent-style-name="li2p" style:list-style-name="li2b">
      <style:paragraph-properties fo:margin-left="50%" fo:margin-right="0cm" fo:margin-top="0.21cm" fo:margin-bottom="0cm" fo:text-indent="0cm" style:auto-text-indent="false"/>
    </style:style>
    <style:style style:name="h2" style:family="paragraph" style:parent-style-name="h1" style:next-style-name="p">
      <style:paragraph-properties fo:margin-top="0.921cm" fo:margin-bottom="0.349cm"/>
      <style:text-properties fo:font-size="15.6499996185303pt"/>
    </style:style>
    <style:style style:name="h2n" style:family="paragraph" style:parent-style-name="h2" style:next-style-name="p" style:default-outline-level="3"/>
    <style:style style:name="li3p" style:family="paragraph" style:parent-style-name="li2p">
      <style:paragraph-properties fo:margin-left="150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n" style:family="paragraph" style:parent-style-name="li3p" style:list-style-name="li3n">
      <style:paragraph-properties fo:margin-left="67%" fo:margin-right="0cm" fo:margin-top="0.21cm" fo:margin-bottom="0cm" fo:text-indent="0cm" style:auto-text-indent="false"/>
    </style:style>
    <style:style style:name="li3b" style:family="paragraph" style:parent-style-name="li3p" style:list-style-name="li3b">
      <style:paragraph-properties fo:margin-left="67%" fo:margin-right="0cm" fo:margin-top="0.21cm" fo:margin-bottom="0cm" fo:text-indent="0cm" style:auto-text-indent="false"/>
    </style:style>
    <style:style style:name="h3" style:family="paragraph" style:parent-style-name="h2" style:next-style-name="p">
      <style:paragraph-properties fo:margin-top="0.64cm" fo:margin-bottom="0.21cm"/>
      <style:text-properties fo:font-size="14.5pt"/>
    </style:style>
    <style:style style:name="h3n" style:family="paragraph" style:parent-style-name="h3" style:next-style-name="p" style:default-outline-level="4"/>
    <style:style style:name="li4p" style:family="paragraph" style:parent-style-name="li3p">
      <style:paragraph-properties fo:margin-left="133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n" style:family="paragraph" style:parent-style-name="li4p" style:list-style-name="li4n">
      <style:paragraph-properties fo:margin-left="75%" fo:margin-right="0cm" fo:margin-top="0.21cm" fo:margin-bottom="0cm" fo:text-indent="0cm" style:auto-text-indent="false"/>
    </style:style>
    <style:style style:name="li4b" style:family="paragraph" style:parent-style-name="li4p" style:list-style-name="li4b">
      <style:paragraph-properties fo:margin-left="75%" fo:margin-right="0cm" fo:margin-top="0.21cm" fo:margin-bottom="0cm" fo:text-indent="0cm" style:auto-text-indent="false"/>
    </style:style>
    <style:style style:name="h4" style:family="paragraph" style:parent-style-name="h3" style:next-style-name="p">
      <style:paragraph-properties fo:margin-top="0.42cm" fo:margin-bottom="0cm"/>
      <style:text-properties fo:font-size="13.3500003814697pt"/>
    </style:style>
    <style:style style:name="h4n" style:family="paragraph" style:parent-style-name="h4" style:next-style-name="p" style:default-outline-level="5"/>
    <style:style style:name="li5p" style:family="paragraph" style:parent-style-name="li4p">
      <style:paragraph-properties fo:margin-left="125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n" style:family="paragraph" style:parent-style-name="li5p" style:list-style-name="li5n">
      <style:paragraph-properties fo:margin-left="80%" fo:margin-right="0cm" fo:margin-top="0.21cm" fo:margin-bottom="0cm" fo:text-indent="0cm" style:auto-text-indent="false"/>
    </style:style>
    <style:style style:name="li5b" style:family="paragraph" style:parent-style-name="li5p" style:list-style-name="li5b">
      <style:paragraph-properties fo:margin-left="80%" fo:margin-right="0cm" fo:margin-top="0.21cm" fo:margin-bottom="0cm" fo:text-indent="0cm" style:auto-text-indent="false"/>
    </style:style>
    <style:style style:name="h5" style:family="paragraph" style:parent-style-name="h4" style:next-style-name="p">
      <style:paragraph-properties fo:margin-top="0.42cm" fo:margin-bottom="0cm"/>
      <style:text-properties fo:font-size="12.1499996185303pt"/>
    </style:style>
    <style:style style:name="h5n" style:family="paragraph" style:parent-style-name="h5" style:next-style-name="p" style:default-outline-level="6"/>
    <style:style style:name="dd1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dd2" style:family="paragraph" style:parent-style-name="dd1">
      <style:paragraph-properties fo:margin-left="200%" fo:margin-right="0cm" fo:text-indent="0cm" style:auto-text-indent="false"/>
    </style:style>
    <style:style style:name="dd3" style:family="paragraph" style:parent-style-name="dd2">
      <style:paragraph-properties fo:margin-left="150%" fo:margin-right="0cm" fo:text-indent="0cm" style:auto-text-indent="false"/>
    </style:style>
    <style:style style:name="dd4" style:family="paragraph" style:parent-style-name="dd3">
      <style:paragraph-properties fo:margin-left="133%" fo:margin-right="0cm" fo:text-indent="0cm" style:auto-text-indent="false"/>
    </style:style>
    <style:style style:name="dd5" style:family="paragraph" style:parent-style-name="dd4">
      <style:paragraph-properties fo:margin-left="125%" fo:margin-right="0cm" fo:text-indent="0cm" style:auto-text-indent="false"/>
    </style:style>
    <style:style style:name="dt2" style:family="paragraph" style:parent-style-name="dd1" style:next-style-name="dd2">
      <style:paragraph-properties fo:margin-left="101%" fo:margin-right="0cm" fo:margin-top="0.21cm" fo:margin-bottom="0cm" fo:text-indent="0cm" style:auto-text-indent="false"/>
      <style:text-properties fo:font-weight="bold"/>
    </style:style>
    <style:style style:name="dt3" style:family="paragraph" style:parent-style-name="dt2" style:next-style-name="dd3">
      <style:paragraph-properties fo:margin-left="200%" fo:margin-right="0cm" fo:text-indent="0cm" style:auto-text-indent="false"/>
    </style:style>
    <style:style style:name="dt4" style:family="paragraph" style:parent-style-name="dt3" style:next-style-name="dd4">
      <style:paragraph-properties fo:margin-left="150%" fo:margin-right="0cm" fo:text-indent="0cm" style:auto-text-indent="false"/>
    </style:style>
    <style:style style:name="dt5" style:family="paragraph" style:parent-style-name="dt4" style:next-style-name="dd5">
      <style:paragraph-properties fo:margin-left="133%" fo:margin-right="0cm" fo:text-indent="0cm" style:auto-text-indent="false"/>
    </style:style>
    <style:style style:name="pre1" style:family="paragraph" style:parent-style-name="bq1">
      <style:paragraph-properties fo:margin-left="101%" fo:margin-right="0cm" fo:text-indent="0cm" style:auto-text-indent="false" fo:background-color="#cccccc">
        <style:background-image/>
      </style:paragraph-properties>
      <style:text-properties style:font-name="Courier New" fo:font-size="10pt"/>
    </style:style>
    <style:style style:name="pre2" style:family="paragraph" style:parent-style-name="pre1">
      <style:paragraph-properties fo:margin-left="200%" fo:margin-right="0cm" fo:text-indent="0cm" style:auto-text-indent="false"/>
    </style:style>
    <style:style style:name="pre3" style:family="paragraph" style:parent-style-name="pre2">
      <style:paragraph-properties fo:margin-left="150%" fo:margin-right="0cm" fo:text-indent="0cm" style:auto-text-indent="false"/>
    </style:style>
    <style:style style:name="pre4" style:family="paragraph" style:parent-style-name="pre3">
      <style:paragraph-properties fo:margin-left="133%" fo:margin-right="0cm" fo:text-indent="0cm" style:auto-text-indent="false"/>
    </style:style>
    <style:style style:name="pre5" style:family="paragraph" style:parent-style-name="pre4">
      <style:paragraph-properties fo:margin-left="125%" fo:margin-right="0cm" fo:text-indent="0cm" style:auto-text-indent="false"/>
    </style:style>
    <style:style style:name="bq2" style:family="paragraph" style:parent-style-name="bq1">
      <style:paragraph-properties fo:margin-left="200%" fo:margin-right="0cm" fo:text-indent="0cm" style:auto-text-indent="false"/>
    </style:style>
    <style:style style:name="bq3" style:family="paragraph" style:parent-style-name="bq2">
      <style:paragraph-properties fo:margin-left="150%" fo:margin-right="0cm" fo:text-indent="0cm" style:auto-text-indent="false"/>
    </style:style>
    <style:style style:name="bq4" style:family="paragraph" style:parent-style-name="bq3">
      <style:paragraph-properties fo:margin-left="133%" fo:margin-right="0cm" fo:text-indent="0cm" style:auto-text-indent="false"/>
    </style:style>
    <style:style style:name="bq5" style:family="paragraph" style:parent-style-name="bq4">
      <style:paragraph-properties fo:margin-left="125%" fo:margin-right="0cm" fo:text-indent="0cm" style:auto-text-indent="false"/>
    </style:style>
    <style:style style:name="bq1source" style:family="paragraph" style:parent-style-name="bq1">
      <style:paragraph-properties fo:margin-left="101%" fo:margin-right="0cm" fo:text-indent="0cm" style:auto-text-indent="false"/>
    </style:style>
    <style:style style:name="bq2source" style:family="paragraph" style:parent-style-name="bq1source">
      <style:paragraph-properties fo:margin-left="200%" fo:margin-right="0cm" fo:text-indent="0cm" style:auto-text-indent="false"/>
    </style:style>
    <style:style style:name="bq3source" style:family="paragraph" style:parent-style-name="bq2source">
      <style:paragraph-properties fo:margin-left="150%" fo:margin-right="0cm" fo:text-indent="0cm" style:auto-text-indent="false"/>
    </style:style>
    <style:style style:name="bq4source" style:family="paragraph" style:parent-style-name="bq3source">
      <style:paragraph-properties fo:margin-left="133%" fo:margin-right="0cm" fo:text-indent="0cm" style:auto-text-indent="false"/>
    </style:style>
    <style:style style:name="bq5source" style:family="paragraph" style:parent-style-name="bq4source">
      <style:paragraph-properties fo:margin-left="125%" fo:margin-right="0cm" fo:text-indent="0cm" style:auto-text-indent="false"/>
    </style:style>
    <style:style style:name="Title-chapter" style:family="paragraph" style:parent-style-name="Title" style:next-style-name="p" style:default-outline-level="1"/>
    <style:style style:name="Title-book" style:family="paragraph" style:parent-style-name="Title" style:next-style-name="p">
      <style:paragraph-properties fo:margin-top="1.401cm" fo:margin-bottom="0cm"/>
      <style:text-properties fo:font-size="36pt"/>
    </style:style>
    <style:style style:name="p-center" style:family="paragraph" style:parent-style-name="p">
      <style:paragraph-properties fo:margin-left="0%" fo:margin-right="0cm" fo:margin-top="0.42cm" fo:margin-bottom="0cm" fo:text-align="center" style:justify-single-word="false" fo:text-indent="0cm" style:auto-text-indent="false"/>
      <style:text-properties style:font-name="Times New Roman" fo:font-size="11pt"/>
    </style:style>
    <style:style style:name="p-right" style:family="paragraph" style:parent-style-name="p">
      <style:paragraph-properties fo:margin-left="0%" fo:margin-right="0cm" fo:margin-top="0.42cm" fo:margin-bottom="0cm" fo:text-align="end" style:justify-single-word="false" fo:text-indent="0cm" style:auto-text-indent="false"/>
      <style:text-properties style:font-name="Times New Roman" fo:font-size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-b" style:family="text">
      <style:text-properties fo:font-weight="bold"/>
    </style:style>
    <style:style style:name="i-i" style:family="text">
      <style:text-properties fo:font-style="italic"/>
    </style:style>
    <style:style style:name="i-code" style:family="text">
      <style:text-properties style:font-name="Courier New" fo:font-size="11pt"/>
    </style:style>
    <style:style style:name="i-sub" style:family="text">
      <style:text-properties style:text-position="80% 100%" fo:font-size="11pt"/>
    </style:style>
    <style:style style:name="i-sup" style:family="text">
      <style:text-properties style:text-position="80% 100%" fo:font-size="11pt"/>
    </style:style>
    <style:style style:name="i-latex" style:family="text" style:parent-style-name="i-code"/>
    <text:outline-style>
      <text:outline-level-style text:level="1" style:num-format="1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1" text:display-levels="2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4">
        <style:list-level-properties text:min-label-distance="0.381cm"/>
      </text:outline-level-style>
      <text:outline-level-style text:level="6" style:num-format="1" text:display-levels="5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1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2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3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4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5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Header_20_left">
      <style:text-properties fo:font-size="10pt" style:font-size-asian="10pt" style:font-size-complex="10pt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pm2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_20_right"><text:title>Untitled</text:title> p.<text:page-number text:select-page="current">1</text:page-number></text:p>
      </style:header>
      <style:header-left>
        <text:p text:style-name="Header_20_left">p.<text:page-number text:select-page="current">1</text:page-number> <text:title>Untitled</text:title></text:p>
      </style:header-left>
    </style:master-page>
    <style:master-page style:name="Left_20_Page" style:display-name="Left Page" style:page-layout-name="pm2">
      <style:header>
        <text:p text:style-name="Header_20_right"><text:s/><text:title>Untitled</text:title> <text:page-number text:select-page="current">1</text:page-number></text:p>
      </style:header>
    </style:master-page>
    <style:master-page style:name="Right_20_Page" style:display-name="Right Page" style:page-layout-name="pm3">
      <style:header>
        <text:p text:style-name="P1"><text:page-number text:select-page="current">1</text:page-number> <text:title>Untitled</text:titl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dc:title>Untitled</dc:title>
    <meta:initial-creator>Daniel de Byl</meta:initial-creator>
    <meta:creation-date>2007-09-29T18:20:44</meta:creation-date>
    <dc:creator>Daniel de Byl</dc:creator>
    <dc:date>2007-09-30T14:02:01</dc:date>
    <dc:language>en-AU</dc:language>
    <meta:editing-cycles>12</meta:editing-cycles>
    <meta:editing-duration>PT1H7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3" meta:character-count="22"/>
  </office:meta>
</office:document-meta>
</file>